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Standard" style:list-style-name="L1">
      <style:text-properties style:font-name="Arial" fo:font-size="16pt" style:font-size-asian="16pt" style:font-size-complex="16pt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6599854768782278" text:style-name="L1">
        <text:list-item>
          <text:p text:style-name="P22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2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</text:p>
            <text:p text:style-name="P19">וְיַאַסְפֵהוּ </text:p>
            <text:p text:style-name="P19">בְּמִכְמַרְתּוֹ עַל־כֵּן </text:p>
            <text:p text:style-name="P19">יִשְׂמַח וְיָגִיל</text:p>
          </table:table-cell>
          <table:table-cell table:style-name="表90.B1" office:value-type="string">
            <text:p text:style-name="P20">all of them / in a hook / to ascend</text:p>
            <text:p text:style-name="P20"/>
            <text:p text:style-name="P20"/>
            <text:p text:style-name="P20"><text:soft-page-break/>and to drag it / in his nest</text:p>
            <text:p text:style-name="P20"/>
            <text:p text:style-name="P20">and to gather them</text:p>
            <text:p text:style-name="P20"/>
            <text:p text:style-name="P20">in their net / upon – rightly</text:p>
            <text:p text:style-name="P20"/>
            <text:p text:style-name="P20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</text:p>
            <text:p text:style-name="P19">לְחֶרְמוֹ וִיקַטֵּר לְמִכְמַרְתּוֹ כִּי </text:p>
            <text:p text:style-name="P19">בָהֵמָּה שָׁמֵן חֶלְקוֹ וּמַאֲכָלוֹ בְּרִאָה</text:p>
          </table:table-cell>
          <table:table-cell table:style-name="表91.B1" office:value-type="string">
            <text:p text:style-name="P20">upon – rightly / to slaughter</text:p>
            <text:p text:style-name="P20"/>
            <text:p text:style-name="P20">towards their net / and to smoke</text:p>
            <text:p text:style-name="P20"/>
            <text:p text:style-name="P20">towards their net / for</text:p>
            <text:p text:style-name="P20"/>
            <text:p text:style-name="P20">by them / rich / their allotment</text:p>
            <text:p text:style-name="P20"/>
            <text:p text:style-name="P20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>הַעַל כֵּן יָרִיק</text:p>
            <text:p text:style-name="P19"><text:soft-page-break/><text:s/>חֶרְמוֹ וְתָמִיד </text:p>
            <text:p text:style-name="P19">לַהֲרֹג גּוֹיִם</text:p>
            <text:p text:style-name="P19"><text:s/>לֹא יַחְמוֹל ס</text:p>
          </table:table-cell>
          <table:table-cell table:style-name="表92.B1" office:value-type="string">
            <text:p text:style-name="P20">the above / justly / empty</text:p>
            <text:p text:style-name="P20"/>
            <text:p text:style-name="P20"><text:soft-page-break/></text:p>
            <text:p text:style-name="P20">their net / and to stretch</text:p>
            <text:p text:style-name="P20"/>
            <text:p text:style-name="P20">towards to smite / Gentile</text:p>
            <text:p text:style-name="P20"/>
            <text:p text:style-name="P20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>עַל־מִשְׁמַרְתִּי אֶעֱמֹדָה וְאֶתְיַצְּבָה עַל־מָצוֹר</text:p>
            <text:p text:style-name="P19"><text:s/>וַאֲצַפֶּה לִרְאוֹת</text:p>
            <text:p text:style-name="P19"><text:s/>מַה־יְדַבֶּר־בִּי </text:p>
            <text:p text:style-name="P19">וּמָה אָשִׁיב</text:p>
            <text:p text:style-name="P19"><text:s/>עַל־תּוֹכַחְתִּי</text:p>
          </table:table-cell>
          <table:table-cell table:style-name="表93.B1" office:value-type="string">
            <text:p text:style-name="P20">upon – my duty / to stand</text:p>
            <text:p text:style-name="P20"/>
            <text:p text:style-name="P20">and to place / upon – a mound</text:p>
            <text:p text:style-name="P20"/>
            <text:p text:style-name="P20">and to peer into / towards to see</text:p>
            <text:p text:style-name="P20"/>
            <text:p text:style-name="P20">what,why ? - to speak – towards me</text:p>
            <text:p text:style-name="P20">and what ? / to turn back</text:p>
            <text:p text:style-name="P20"/>
            <text:p text:style-name="P20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>וַיַּעֲנֵנִי יְהוָה וַיֹּאמֶר <text:soft-page-break/>כְּתוֹב חָזוֹן וּבָאֵר עַל־הַלֻּחוֹת לְמַעַן יָרוּץ קוֹרֵא בוֹ</text:p>
          </table:table-cell>
          <table:table-cell table:style-name="表94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>כִּי עוֹד חָזוֹן לַמּוֹעֵד וְיָפֵחַ לַקֵּץ וְלֹא יְכַזֵּב אִם־יִתְמַהְמָהּ חַכֵּה־לוֹ כִּי־בֹא יָבֹא לֹא יְאַחֵר</text:p>
          </table:table-cell>
          <table:table-cell table:style-name="表95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><text:soft-page-break/></text:p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040850475070616081" text:style-name="L2">
        <text:list-item>
          <text:p text:style-name="P25">time label ==&gt; paste</text:p>
        </text:list-item>
        <text:list-item>
          <text:p text:style-name="P25"><text:soft-page-break/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27T11:01:13.51</dc:date>
    <dc:creator>iwabuchi ken</dc:creator>
    <meta:editing-duration>P3DT8H59M55S</meta:editing-duration>
    <meta:editing-cycles>158</meta:editing-cycles>
    <meta:generator>OpenOffice/4.1.3$Win32 OpenOffice.org_project/413m1$Build-9783</meta:generator>
    <meta:document-statistic meta:table-count="99" meta:image-count="0" meta:object-count="0" meta:page-count="48" meta:paragraph-count="1176" meta:word-count="4550" meta:character-count="26893"/>
  </office:meta>
</office:document-meta>
</file>